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start" style:justify-single-word="false" fo:background-color="#ffffff">
        <style:tab-stops>
          <style:tab-stop style:position="3.2709in" style:type="center"/>
          <style:tab-stop style:position="6.2638in" style:type="right"/>
          <style:tab-stop style:position="6.5417in" style:type="right"/>
        </style:tab-stops>
        <style:background-image/>
      </style:paragraph-properties>
    </style:style>
    <style:style style:name="P2" style:family="paragraph" style:parent-style-name="Standard" style:list-style-name="">
      <style:paragraph-properties style:text-autospace="none"/>
      <style:text-properties style:use-window-font-color="true" style:text-outline="false" style:font-name="HelveticaNeue" fo:font-size="12pt" fo:letter-spacing="normal" fo:font-weight="bold" style:letter-kerning="false" style:font-name-asian="HelveticaNeue" style:font-size-asian="12pt" style:font-weight-asian="bold" style:font-name-complex="HelveticaNeue" style:font-size-complex="12pt" style:font-weight-complex="bold"/>
    </style:style>
    <style:style style:name="P3" style:family="paragraph" style:parent-style-name="Standard" style:list-style-name="">
      <style:paragraph-properties style:text-autospace="none"/>
      <style:text-properties style:use-window-font-color="true" style:text-outline="false" style:font-name="HelveticaNeue" fo:font-size="12pt" fo:letter-spacing="normal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P4" style:family="paragraph" style:parent-style-name="Standard" style:list-style-name="">
      <style:paragraph-properties style:text-autospace="none"/>
      <style:text-properties style:use-window-font-color="true" style:text-outline="false" style:font-name="HelveticaNeue" fo:font-size="12pt" fo:letter-spacing="normal" style:text-underline-style="none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P5" style:family="paragraph" style:parent-style-name="Standard" style:list-style-name="">
      <style:paragraph-properties style:text-autospace="none"/>
      <style:text-properties style:use-window-font-color="true" style:text-outline="false" style:font-name="HelveticaNeue" fo:font-size="12pt" fo:letter-spacing="normal" style:text-underline-style="none" fo:font-weight="bold" style:letter-kerning="false" style:font-name-asian="HelveticaNeue" style:font-size-asian="12pt" style:font-weight-asian="bold" style:font-name-complex="HelveticaNeue" style:font-size-complex="12pt" style:font-weight-complex="bold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>
      <style:paragraph-properties fo:margin-left="0in" fo:margin-right="0in" style:line-height-at-least="0.2083in" fo:text-align="start" style:justify-single-word="false" fo:text-indent="0in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in" fo:margin-right="0in" style:line-height-at-least="0.1945in" fo:text-align="start" style:justify-single-word="false" fo:text-indent="0in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in" fo:margin-right="0in" style:line-height-at-least="0.2083in" fo:text-align="start" style:justify-single-word="false" fo:text-indent="0in" style:auto-text-indent="false" fo:background-color="#ffffff">
        <style:background-image/>
      </style:paragraph-properties>
      <style:text-properties style:use-window-font-color="true" style:text-outline="false" style:font-name="HelveticaNeue" fo:font-size="12pt" fo:letter-spacing="normal" fo:font-weight="bold" style:letter-kerning="false" style:font-name-asian="HelveticaNeue" style:font-size-asian="12pt" style:font-weight-asian="bold" style:font-name-complex="HelveticaNeue" style:font-size-complex="12pt" style:font-weight-complex="bold"/>
    </style:style>
    <style:style style:name="P10" style:family="paragraph" style:parent-style-name="Standard" style:master-page-name="Standard">
      <style:paragraph-properties fo:margin-left="0in" fo:margin-right="0in" style:line-height-at-least="0.2083in" fo:text-align="start" style:justify-single-word="false" fo:text-indent="0in" style:auto-text-indent="false" style:page-number="auto" fo:background-color="#ffffff">
        <style:background-image/>
      </style:paragraph-properties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7" style:family="text">
      <style:text-properties style:font-name="Times New Roman" fo:font-size="12pt" style:font-name-asian="Helvetica Neue1" style:font-size-asian="12pt" style:font-name-complex="Helvetica Neue1" style:font-size-complex="12pt"/>
    </style:style>
    <style:style style:name="T8" style:family="text">
      <style:text-properties style:font-name="Times New Roman" fo:font-size="12pt" fo:language="nl" fo:country="NL" style:font-size-asian="12pt" style:font-size-complex="12pt"/>
    </style:style>
    <style:style style:name="T9" style:family="text">
      <style:text-properties style:font-name="Times New Roman" fo:font-size="12pt" fo:language="nl" fo:country="NL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language="de" fo:country="DE" style:font-size-asian="12pt" style:font-size-complex="12pt"/>
    </style:style>
    <style:style style:name="T11" style:family="text"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language="fr" fo:country="FR" style:font-size-asian="12pt" style:font-size-complex="12pt"/>
    </style:style>
    <style:style style:name="T13" style:family="text"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style:font-name="Helvetica Neue" fo:font-size="12pt" style:font-name-asian="Helvetica Neue1" style:font-size-asian="12pt" style:font-name-complex="Helvetica Neue1" style:font-size-complex="12pt"/>
    </style:style>
    <style:style style:name="T15" style:family="text">
      <style:text-properties style:font-name="Helvetica Neue" fo:font-size="12pt" fo:font-weight="normal" style:font-name-asian="Helvetica Neue1" style:font-size-asian="12pt" style:font-weight-asian="normal" style:font-name-complex="Helvetica Neue1" style:font-size-complex="12pt" style:font-weight-complex="normal"/>
    </style:style>
    <style:style style:name="T16" style:family="text">
      <style:text-properties style:font-name="Helvetica Neue" fo:font-size="12pt" fo:font-style="normal" style:font-name-asian="Helvetica Neue1" style:font-size-asian="12pt" style:font-style-asian="normal" style:font-name-complex="Helvetica Neue1" style:font-size-complex="12pt" style:font-style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style:text-outline="false" style:font-name="HelveticaNeue" fo:font-size="12pt" fo:letter-spacing="normal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T19" style:family="text">
      <style:text-properties style:use-window-font-color="true" style:text-outline="false" style:font-name="HelveticaNeue" fo:font-size="12pt" fo:letter-spacing="normal" style:text-underline-style="solid" style:text-underline-width="auto" style:text-underline-color="font-color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  <style:style style:name="T20" style:family="text">
      <style:text-properties style:use-window-font-color="true" style:text-outline="false" style:font-name="HelveticaNeue" fo:font-size="12pt" fo:letter-spacing="normal" style:text-underline-style="none" fo:font-weight="normal" style:letter-kerning="false" style:font-name-asian="HelveticaNeue" style:font-size-asian="12pt" style:font-weight-asian="normal" style:font-name-complex="HelveticaNeue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Wordlist:</text:span></text:p>
      <text:p text:style-name="P9"><text:span text:style-name="T17">Short Vowels:</text:span></text:p>
      <text:p text:style-name="P3">/A/</text:p>
      <text:p text:style-name="P3">Apple </text:p>
      <text:p text:style-name="P3">Ant</text:p>
      <text:p text:style-name="P3">Arrow</text:p>
      <text:p text:style-name="P3"/>
      <text:p text:style-name="P3">/E/</text:p>
      <text:p text:style-name="P3">Egg</text:p>
      <text:p text:style-name="P3">End</text:p>
      <text:p text:style-name="P3">Engine</text:p>
      <text:p text:style-name="P3"/>
      <text:p text:style-name="P3">/I/</text:p>
      <text:p text:style-name="P3">Insect</text:p>
      <text:p text:style-name="P3">In</text:p>
      <text:p text:style-name="P3">Internet</text:p>
      <text:p text:style-name="P3"/>
      <text:p text:style-name="P3">/O/</text:p>
      <text:p text:style-name="P3">Orange</text:p>
      <text:p text:style-name="P3">Object</text:p>
      <text:p text:style-name="P3">Odd</text:p>
      <text:p text:style-name="P3"/>
      <text:p text:style-name="P3">/U/</text:p>
      <text:p text:style-name="P3">Umbrella</text:p>
      <text:p text:style-name="P3">Under</text:p>
      <text:p text:style-name="P3">Ugly</text:p>
      <text:p text:style-name="P3"/>
      <text:p text:style-name="P2">Long Vowels:</text:p>
      <text:p text:style-name="P3">/A/</text:p>
      <text:p text:style-name="P3">Day</text:p>
      <text:p text:style-name="P3">Pay</text:p>
      <text:p text:style-name="P3">Play</text:p>
      <text:p text:style-name="P3">Rain</text:p>
      <text:p text:style-name="P3">Laid</text:p>
      <text:p text:style-name="P3">Paid</text:p>
      <text:p text:style-name="P3">Plane </text:p>
      <text:p text:style-name="P3">Game</text:p>
      <text:p text:style-name="P3">Paper</text:p>
      <text:p text:style-name="P3"/>
      <text:p text:style-name="P3">/E/</text:p>
      <text:p text:style-name="P3">Bee</text:p>
      <text:p text:style-name="P3">Free</text:p>
      <text:p text:style-name="P3">Tree</text:p>
      <text:p text:style-name="P3">Eat</text:p>
      <text:p text:style-name="P3">Clean</text:p>
      <text:p text:style-name="P3"><text:soft-page-break/>Flea</text:p>
      <text:p text:style-name="P3">Chinese</text:p>
      <text:p text:style-name="P3">Athlete</text:p>
      <text:p text:style-name="P3">Theme</text:p>
      <text:p text:style-name="P3">Angry</text:p>
      <text:p text:style-name="P3">Happy</text:p>
      <text:p text:style-name="P3">Lady</text:p>
      <text:p text:style-name="P3"/>
      <text:p text:style-name="P3">/I/</text:p>
      <text:p text:style-name="P3">Pie</text:p>
      <text:p text:style-name="P3">Lie</text:p>
      <text:p text:style-name="P3">Tie</text:p>
      <text:p text:style-name="P3">Light</text:p>
      <text:p text:style-name="P3">High</text:p>
      <text:p text:style-name="P3">Sigh</text:p>
      <text:p text:style-name="P3">Fly</text:p>
      <text:p text:style-name="P3">Fry</text:p>
      <text:p text:style-name="P3">Cry</text:p>
      <text:p text:style-name="P3">Bike</text:p>
      <text:p text:style-name="P3">Time</text:p>
      <text:p text:style-name="P3">Wine</text:p>
      <text:p text:style-name="P3"/>
      <text:p text:style-name="P3">/O/</text:p>
      <text:p text:style-name="P3">Boat</text:p>
      <text:p text:style-name="P3">Road</text:p>
      <text:p text:style-name="P3">Coat</text:p>
      <text:p text:style-name="P3">Window</text:p>
      <text:p text:style-name="P3">Blow</text:p>
      <text:p text:style-name="P3">Row</text:p>
      <text:p text:style-name="P3">Phone</text:p>
      <text:p text:style-name="P3">Bone</text:p>
      <text:p text:style-name="P3">Tone</text:p>
      <text:p text:style-name="P3"/>
      <text:p text:style-name="P3">/U/</text:p>
      <text:p text:style-name="P3">Blue</text:p>
      <text:p text:style-name="P3">Argue</text:p>
      <text:p text:style-name="P3">True</text:p>
      <text:p text:style-name="P3">Mew</text:p>
      <text:p text:style-name="P3">Blew</text:p>
      <text:p text:style-name="P3">Shrew</text:p>
      <text:p text:style-name="P3">Cube</text:p>
      <text:p text:style-name="P3">Refuse</text:p>
      <text:p text:style-name="P3">Tube</text:p>
      <text:p text:style-name="P2"/>
      <text:p text:style-name="P2">Consonants:</text:p>
      <text:p text:style-name="P3"/>
      <text:p text:style-name="P3">Ball</text:p>
      <text:p text:style-name="P3">Cat</text:p>
      <text:p text:style-name="P3"><text:soft-page-break/>Dog</text:p>
      <text:p text:style-name="P3">Fish</text:p>
      <text:p text:style-name="P3">Goat</text:p>
      <text:p text:style-name="P3">Hat</text:p>
      <text:p text:style-name="P3">Jam</text:p>
      <text:p text:style-name="P3">King</text:p>
      <text:p text:style-name="P3">Lady</text:p>
      <text:p text:style-name="P3">Mouse</text:p>
      <text:p text:style-name="P3">Nose</text:p>
      <text:p text:style-name="P3">Pen</text:p>
      <text:p text:style-name="P3">Queen</text:p>
      <text:p text:style-name="P3">Robot</text:p>
      <text:p text:style-name="P3">Snake</text:p>
      <text:p text:style-name="P3">T-shirt</text:p>
      <text:p text:style-name="P3">Violet</text:p>
      <text:p text:style-name="P3">Whale</text:p>
      <text:p text:style-name="P6"><text:span text:style-name="T18">Bo</text:span><text:span text:style-name="T19">x***</text:span></text:p>
      <text:p text:style-name="P4">Yellow</text:p>
      <text:p text:style-name="P4">Zebra </text:p>
      <text:p text:style-name="P4"/>
      <text:p text:style-name="P5">Blends</text:p>
      <text:p text:style-name="P5"/>
      <text:p text:style-name="P4">Ch Cheese, Ch</text:p>
      <text:p text:style-name="P4">Sh Shh! Sh</text:p>
      <text:p text:style-name="P4">th There th</text:p>
      <text:p text:style-name="P4">th Three th</text:p>
      <text:p text:style-name="P4">oo Tools oo</text:p>
      <text:p text:style-name="P4">oo Good oo</text:p>
      <text:p text:style-name="P4">oi boil oi </text:p>
      <text:p text:style-name="P4">oy toys oy</text:p>
      <text:p text:style-name="P4">ou out ou</text:p>
      <text:p text:style-name="P4">ow owl ow</text:p>
      <text:p text:style-name="P4">er germ er </text:p>
      <text:p text:style-name="P4">ur nurse ur </text:p>
      <text:p text:style-name="P4">ir shirt ir </text:p>
      <text:p text:style-name="P4">or horn or </text:p>
      <text:p text:style-name="P4">ar car ar </text:p>
      <text:p text:style-name="P4">aw Paw aw ***</text:p>
      <text:p text:style-name="P4">ing sing ing </text:p>
      <text:p text:style-name="P4">ph phone ph</text:p>
      <text:p text:style-name="P4">tion caution tion ***</text:p>
      <text:p text:style-name="P4"/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style:font-name="Times New Roman" fo:font-size="10pt" fo:language="en" fo:country="US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fr" fo:country="FR" fo:font-style="normal" style:text-underline-style="none" fo:font-weight="normal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background-color="#ffffff" fo:keep-with-next="always">
        <style:background-image/>
      </style:paragraph-properties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 fo:background-color="#ffffff">
        <style:background-image/>
      </style:paragraph-properties>
    </style:style>
    <style:style style:name="List" style:family="paragraph" style:parent-style-name="Text_20_body" style:default-outline-level="" style:list-style-name="" style:class="list">
      <style:paragraph-properties fo:background-color="#ffffff">
        <style:background-image/>
      </style:paragraph-properties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fo:background-color="#ffffff" text:number-lines="false" text:line-number="0">
        <style:background-image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background-color="#ffffff" text:number-lines="false" text:line-number="0">
        <style:background-image/>
      </style:paragraph-properties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lways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US" fo:font-style="normal" style:text-underline-style="none" fo:font-weight="normal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Title" style:family="paragraph" style:parent-style-name="Heading" style:next-style-name="Subtitle" style:default-outline-level="2" style:class="chapter">
      <style:paragraph-properties fo:margin-left="0in" fo:margin-right="0in" fo:margin-top="0.139in" fo:margin-bottom="0.139in" fo:line-height="100%" fo:text-align="start" style:justify-single-word="false" fo:keep-together="auto" fo:orphans="2" fo:widows="2" fo:hyphenation-ladder-count="no-limit" fo:text-indent="0in" style:auto-text-indent="false" fo:background-color="#ffffff" fo:keep-with-next="always">
        <style:background-image/>
      </style:paragraph-properties>
      <style:text-properties fo:font-variant="normal" fo:text-transform="none" fo:color="#434343" style:text-outline="false" style:text-line-through-style="none" style:text-position="0% 100%" style:font-name="Helvetica1" fo:font-size="18pt" fo:letter-spacing="normal" fo:language="en" fo:country="US" fo:font-style="normal" style:text-underline-style="none" fo:font-weight="bold" style:font-name-asian="Arial Unicode MS" style:font-size-asian="18pt" style:font-style-asian="normal" style:font-weight-asian="bold" style:font-name-complex="Arial Unicode MS" style:font-size-complex="18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2" style:display-name="Body 2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en" fo:country="US" fo:font-style="normal" style:text-underline-style="none" fo:font-weight="normal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Frame_20_Contents" style:display-name="Frame Contents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fo:background-color="#ffffff">
        <style:tab-stops>
          <style:tab-stop style:position="3.2709in" style:type="center"/>
          <style:tab-stop style:position="6.2638in" style:type="right"/>
          <style:tab-stop style:position="6.5417in" style:type="right"/>
        </style:tab-stops>
        <style:background-image/>
      </style:paragraph-properties>
    </style:style>
    <style:page-layout style:name="Mpm1">
      <style:page-layout-properties fo:page-width="8.2681in" fo:page-height="11.6929in" style:num-format="1" style:print-orientation="portrait" fo:margin-top="0.8299in" fo:margin-bottom="0.6in" fo:margin-left="0.861in" fo:margin-right="0.861in" style:writing-mode="rl-tb" style:layout-grid-color="#c0c0c0" style:layout-grid-lines="61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99in" fo:margin-left="0in" fo:margin-right="0in" fo:margin-bottom="0.24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text:tab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language>en-US</dc:language>
    <dc:date>2016-08-02T17:29:41</dc:date>
    <meta:editing-cycles>1</meta:editing-cycles>
    <meta:editing-duration>P0D</meta:editing-duration>
    <meta:generator>OpenOffice/4.1.2$Unix OpenOffice.org_project/412m3$Build-9782</meta:generator>
    <meta:document-statistic meta:table-count="0" meta:image-count="0" meta:object-count="0" meta:page-count="3" meta:paragraph-count="122" meta:word-count="163" meta:character-count="685"/>
    <dc:creator>James Colby</dc:creator>
  </office:meta>
</office:document-meta>
</file>